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lineVisualizer.formatMeasureToDisplay( long meas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lineVisualizer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lineVisualizer.setMinimum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neVisualizer.setMaximum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neVisualizer.setGU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SplineVisualiz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lineGraph.paintComponent( Graphics 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lineVisualizer.updateGui( Sampl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Graph.Spline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lineVisualizer.add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Visualizer.setAverage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neVisualizer.getContro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Visu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Visualizer.setIncoming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neVisualizer.Spline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line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neGraph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line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